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mic Sans MS" fo:font-size="36pt" style:text-underline-style="solid" style:text-underline-width="auto" style:text-underline-color="font-color" fo:font-weight="bold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mic Sans MS" fo:font-size="15pt" style:text-underline-style="none" fo:font-weight="normal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ff0000" style:font-name="Comic Sans MS" fo:font-size="15pt" style:text-underline-style="solid" style:text-underline-width="auto" style:text-underline-color="font-color" fo:font-weight="normal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ff0000" style:font-name="Comic Sans MS" fo:font-size="15pt" style:text-underline-style="none" fo:font-weight="normal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Comic Sans MS" fo:font-size="15pt" style:text-underline-style="none" fo:font-weight="normal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8000" style:font-name="Comic Sans MS" fo:font-size="15pt" style:text-underline-style="solid" style:text-underline-width="auto" style:text-underline-color="font-color" fo:font-weight="normal" style:font-size-asian="13.1000003814697pt" style:font-weight-asian="normal" style:font-size-complex="15pt" style:font-weight-complex="normal"/>
    </style:style>
    <style:style style:name="T1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éation d'un jeu basique</text:p>
      <text:p text:style-name="P1"/>
      <text:p text:style-name="P3">I ) Le jeu, « Le Plus ou Moins » ou « Le Chiffre Mystère »</text:p>
      <text:p text:style-name="P3"/>
      <text:p text:style-name="P4"><text:span text:style-name="T1">Le Plus ou moins, un jeu qui demande de la patience, mais facile a programmer !</text:span></text:p>
      <text:p text:style-name="P4"><text:span text:style-name="T1"/></text:p>
      <text:p text:style-name="P3">II ) Les commandes Tcl :</text:p>
      <text:p text:style-name="P3"/>
      <text:p text:style-name="P5">Il aura 3 commandes Tcl : </text:p>
      <text:p text:style-name="P5">• Une pour récupéré le chiffre donné dans le widget « entry »</text:p>
      <text:p text:style-name="P5">• Une autre pour donner un chiffre aléatoirement.</text:p>
      <text:p text:style-name="P5">• Et enfin pour...</text:p>
      <text:p text:style-name="P5"/>
      <text:p text:style-name="P6">1 ) La première :</text:p>
      <text:p text:style-name="P5"/>
      <text:p text:style-name="P5"><text:tab/>set num [.e get]</text:p>
      <text:p text:style-name="P5"/>
      <text:p text:style-name="P5">num : La variable qui va servir de récupération du chiffre. </text:p>
      <text:p text:style-name="P5">[.e get] : </text:p>
      <text:p text:style-name="P5">• .e est tous simplement le nom du entry. </text:p>
      <text:p text:style-name="P5">• get (get = obtenir, en anglais) obtenir le text du entry.</text:p>
      <text:p text:style-name="P5"/>
      <text:p text:style-name="P6">2) La deuxième :</text:p>
      <text:p text:style-name="P5"/>
      <text:p text:style-name="P5"><text:tab/>set alea [expr int(rand() * 100) + 1]</text:p>
      <text:p text:style-name="P5"/>
      <text:p text:style-name="P5">alea : La variable qui va servir de raccourcis </text:p>
      <text:p text:style-name="P5">[expr int(rand() * 100) + 1] : </text:p>
      <text:p text:style-name="P5">• expr = calculer </text:p>
      <text:p text:style-name="P5">• int(rand() : choisir un nombre</text:p>
      <text:p text:style-name="P5">• * 100) + 1 : entre quoi et quoi je génère le nombre</text:p>
      <text:p text:style-name="P6"><text:soft-page-break/>3 ) Et enfin la troisième :</text:p>
      <text:p text:style-name="P4"><text:span text:style-name="T1"/></text:p>
      <text:p text:style-name="P5">if (if = si)</text:p>
      <text:p text:style-name="P2"/>
      <text:p text:style-name="P2"><text:tab/>if {condition(s)} {Commande(s)} </text:p>
      <text:p text:style-name="P2"/>
      <text:p text:style-name="P2">Je pense qu'il n'y a pas trop besoin d’expliquer</text:p>
      <text:p text:style-name="P2"/>
      <text:p text:style-name="P2">Enfin si un truc !</text:p>
      <text:p text:style-name="P2"/>
      <text:p text:style-name="P2"><text:tab/>if {cond.} {</text:p>
      <text:p text:style-name="P2"><text:tab/>commandes</text:p>
      <text:p text:style-name="P2"><text:tab/>…</text:p>
      <text:p text:style-name="P2"><text:tab/>} elseif {cond.} {</text:p>
      <text:p text:style-name="P2"><text:tab/>commandes</text:p>
      <text:p text:style-name="P2"><text:tab/>…</text:p>
      <text:p text:style-name="P2"><text:tab/>} </text:p>
      <text:p text:style-name="P2"/>
      <text:p text:style-name="P2">Tu peux faire autant de fois elseif que tu veut !</text:p>
      <text:p text:style-name="P2"/>
      <text:p text:style-name="P2">Si tu met de chiffre tu aura besoin des opérateurs (&lt;&gt;=), ils vont dans les conditions. </text:p>
      <text:p text:style-name="P2"/>
      <text:p text:style-name="P3">III ) Jouer !</text:p>
      <text:p text:style-name="P2"/>
      <text:p text:style-name="P2">On met tous ça dans une procédure !</text:p>
      <text:p text:style-name="P2"><text:span text:style-name="T1"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6T18:09:56.64</meta:creation-date>
    <dc:date>2012-02-16T18:54:06.09</dc:date>
    <meta:editing-duration>PT43M47S</meta:editing-duration>
    <meta:editing-cycles>46</meta:editing-cycles>
    <meta:generator>LibreOffice/3.4$Win32 LibreOffice_project/340m1$Build-502</meta:generator>
    <meta:document-statistic meta:table-count="0" meta:image-count="0" meta:object-count="0" meta:page-count="2" meta:paragraph-count="37" meta:word-count="248" meta:character-count="1163" meta:non-whitespace-character-count="932"/>
  </office:meta>
</office:document-meta>
</file>